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1" svg:font-family="FreeSerif"/>
    <style:font-face style:name="Ubuntu1" svg:font-family="Ubuntu"/>
    <style:font-face style:name="DejaVu Sans1" svg:font-family="'DejaVu Sans'" style:font-pitch="variable"/>
    <style:font-face style:name="FreeSerif" svg:font-family="FreeSerif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4.69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FreeSerif1" fo:font-size="24pt" fo:font-weight="bold" style:font-size-asian="24pt" style:font-name-complex="FreeSerif1" style:font-size-complex="24pt" style:font-weight-complex="bold"/>
    </style:style>
    <style:style style:name="T2" style:family="text">
      <style:text-properties fo:color="#666666" style:font-name="Ubuntu1" fo:font-size="10pt" fo:font-weight="bold" style:font-size-asian="10pt" style:font-name-complex="Ubuntu1" style:font-size-complex="10pt" style:font-weight-complex="bold"/>
    </style:style>
    <style:style style:name="T3" style:family="text">
      <style:text-properties fo:color="#333333" style:font-name="Ubuntu1" fo:font-size="9pt" style:font-size-asian="9pt" style:font-name-complex="Ubuntu1" style:font-size-complex="9pt"/>
    </style:style>
    <style:style style:name="T4" style:family="text">
      <style:text-properties fo:color="#333333" style:font-name="Ubuntu1" fo:font-size="9pt" fo:font-weight="bold" style:font-size-asian="9pt" style:font-name-complex="Ubuntu1" style:font-size-complex="9pt" style:font-weight-complex="bold"/>
    </style:style>
    <style:style style:name="T5" style:family="text">
      <style:text-properties fo:color="#333333" style:font-name="Ubuntu1" fo:font-size="9pt" fo:font-style="italic" style:font-size-asian="9pt" style:font-name-complex="Ubuntu1" style:font-size-complex="9pt" style:font-style-complex="italic"/>
    </style:style>
    <style:style style:name="T6" style:family="text">
      <style:text-properties fo:color="#666666" style:font-name="Ubuntu1" fo:font-size="11pt" fo:font-style="italic" fo:font-weight="bold" style:font-size-asian="11pt" style:font-name-complex="Ubuntu1" style:font-size-complex="11pt" style:font-style-complex="italic" style:font-weight-complex="bold"/>
    </style:style>
    <style:style style:name="T7" style:family="text">
      <style:text-properties fo:color="#666666" style:font-name="FreeSerif1" fo:font-size="12pt" fo:font-weight="bold" style:font-size-asian="12pt" style:font-name-complex="FreeSerif1" style:font-size-complex="12pt" style:font-weight-complex="bold"/>
    </style:style>
    <style:style style:name="T8" style:family="text">
      <style:text-properties fo:color="#22bbcd" style:font-name="Ubuntu1" fo:font-size="6pt" fo:font-weight="bold" style:font-size-asian="6pt" style:font-name-complex="Ubuntu1" style:font-size-complex="6pt" style:font-weight-complex="bold"/>
    </style:style>
    <style:style style:name="T9" style:family="text">
      <style:text-properties fo:color="#1c1c1c" style:font-name="Ubuntu1" fo:font-size="9pt" style:font-size-asian="9pt" style:font-name-complex="Ubuntu1" style:font-size-complex="9pt"/>
    </style:style>
    <style:style style:name="T10" style:family="text">
      <style:text-properties fo:color="#ff8000" style:font-name="Ubuntu1" fo:font-size="6pt" fo:font-weight="bold" style:font-size-asian="6pt" style:font-name-complex="Ubuntu1" style:font-size-complex="6pt" style:font-weight-complex="bold"/>
    </style:style>
    <style:style style:name="T11" style:family="text">
      <style:text-properties fo:color="#000000" style:font-name="FreeSerif1" fo:font-size="12pt" fo:font-weight="bold" style:font-size-asian="12pt" style:font-name-complex="FreeSerif1" style:font-size-complex="12pt" style:font-weight-complex="bold"/>
    </style:style>
    <style:style style:name="T12" style:family="text">
      <style:text-properties fo:color="#999999" style:font-name="FreeSerif1" fo:font-size="12pt" style:font-size-asian="12pt" style:font-name-complex="FreeSerif1" style:font-size-complex="12pt"/>
    </style:style>
    <style:style style:name="T13" style:family="text">
      <style:text-properties fo:color="#22bbcd" style:font-name="Ubuntu1" fo:font-size="12pt" fo:font-weight="bold" style:font-size-asian="12pt" style:font-name-complex="Ubuntu1" style:font-size-complex="12pt" style:font-weight-complex="bold"/>
    </style:style>
    <style:style style:name="T14" style:family="text">
      <style:text-properties fo:color="#333333" style:font-name="Ubuntu1" fo:font-size="10pt" style:font-size-asian="10pt" style:font-name-complex="Ubuntu1" style:font-size-complex="10pt"/>
    </style:style>
    <style:style style:name="T15" style:family="text">
      <style:text-properties fo:color="#333333" style:font-name="Ubuntu1" fo:font-size="6pt" style:font-size-asian="6pt" style:font-name-complex="Ubuntu1" style:font-size-complex="6pt"/>
    </style:style>
    <style:style style:name="T16" style:family="text">
      <style:text-properties fo:color="#333333" style:font-name="Ubuntu1" fo:font-size="8pt" fo:font-style="italic" style:font-size-asian="8pt" style:font-name-complex="Ubuntu1" style:font-size-complex="8pt" style:font-style-complex="italic"/>
    </style:style>
    <style:style style:name="T17" style:family="text">
      <style:text-properties fo:color="#000000" style:font-name="Ubuntu1" fo:font-size="6pt" style:font-size-asian="6pt" style:font-name-complex="Ubuntu1" style:font-size-complex="6pt"/>
    </style:style>
    <style:style style:name="T18" style:family="text">
      <style:text-properties fo:color="#000000" style:font-name="Ubuntu1" fo:font-size="12pt" fo:font-weight="bold" style:font-size-asian="12pt" style:font-name-complex="Ubuntu1" style:font-size-complex="12pt" style:font-weight-complex="bold"/>
    </style:style>
    <style:style style:name="T19" style:family="text">
      <style:text-properties fo:color="#ff1629" style:font-name="Ubuntu1" fo:font-size="12pt" fo:font-weight="bold" style:font-size-asian="12pt" style:font-name-complex="Ubuntu1" style:font-size-complex="12pt" style:font-weight-complex="bold"/>
    </style:style>
    <style:style style:name="T20" style:family="text">
      <style:text-properties fo:color="#000000" style:font-name="FreeSerif1" fo:font-size="10pt" fo:font-weight="bold" style:font-size-asian="10pt" style:font-name-complex="FreeSerif1" style:font-size-complex="10pt" style:font-weight-complex="bold"/>
    </style:style>
    <style:style style:name="T21" style:family="text">
      <style:text-properties fo:color="#999999" style:font-name="FreeSerif1" fo:font-size="10pt" style:font-size-asian="10pt" style:font-name-complex="FreeSerif1" style:font-size-complex="10pt"/>
    </style:style>
    <style:style style:name="T22" style:family="text">
      <style:text-properties fo:color="#000000" style:font-name="Ubuntu1" fo:font-size="10pt" fo:font-weight="bold" style:font-size-asian="10pt" style:font-name-complex="Ubuntu1" style:font-size-complex="10pt" style:font-weight-complex="bold"/>
    </style:style>
    <style:style style:name="T23" style:family="text">
      <style:text-properties fo:color="#cf4f4d" style:font-name="Ubuntu1" fo:font-size="10pt" fo:font-weight="bold" style:font-size-asian="10pt" style:font-name-complex="Ubuntu1" style:font-size-complex="10pt" style:font-weight-complex="bold"/>
    </style:style>
    <style:style style:name="T24" style:family="text">
      <style:text-properties fo:color="#333333" style:font-name="Ubuntu1" fo:font-size="7pt" fo:font-style="italic" style:font-size-asian="7pt" style:font-name-complex="Ubuntu1" style:font-size-complex="7pt" style:font-style-complex="italic"/>
    </style:style>
    <style:style style:name="T25" style:family="text">
      <style:text-properties fo:color="#ff8000" style:font-name="Ubuntu1" fo:font-size="10pt" fo:font-weight="bold" style:font-size-asian="10pt" style:font-name-complex="Ubuntu1" style:font-size-complex="10pt" style:font-weight-complex="bold"/>
    </style:style>
    <style:style style:name="T26" style:family="text">
      <style:text-properties fo:color="#ff8000" style:font-name="Ubuntu1" fo:font-size="6pt" fo:font-style="italic" fo:font-weight="bold" style:font-size-asian="6pt" style:font-name-complex="Ubuntu1" style:font-size-complex="6pt" style:font-style-complex="italic" style:font-weight-complex="bold"/>
    </style:style>
    <style:style style:name="T27" style:family="text">
      <style:text-properties fo:color="#999999" style:font-name="Ubuntu1" fo:font-size="10pt" fo:font-style="italic" fo:font-weight="bold" style:font-size-asian="10pt" style:font-name-complex="Ubuntu1" style:font-size-complex="10pt" style:font-style-complex="italic" style:font-weight-complex="bold"/>
    </style:style>
    <style:style style:name="T28" style:family="text">
      <style:text-properties fo:color="#333333" style:font-name="Ubuntu1" fo:font-size="10pt" fo:font-style="italic" fo:font-weight="bold" style:font-size-asian="10pt" style:font-name-complex="Ubuntu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51cm" svg:height="0.848cm" svg:x="1.415cm" svg:y="2.138cm">
          <draw:text-box>
            <text:p text:style-name="P1"><text:span text:style-name="T1">PABLO ARROYO NOE</text:span></text:p>
          </draw:text-box>
        </draw:frame>
        <draw:frame draw:style-name="gr2" draw:text-style-name="P3" draw:layer="layout" svg:width="10.251cm" svg:height="0.395cm" svg:x="1.415cm" svg:y="2.994cm">
          <draw:text-box>
            <text:p text:style-name="P1"><text:span text:style-name="T2">Senior Software Engineer with a strong interest on customer </text:span></text:p>
          </draw:text-box>
        </draw:frame>
        <draw:frame draw:style-name="gr2" draw:text-style-name="P3" draw:layer="layout" svg:width="9.523cm" svg:height="0.395cm" svg:x="1.415cm" svg:y="3.4cm">
          <draw:text-box>
            <text:p text:style-name="P1"><text:span text:style-name="T2">satisfaction and true passion for scalable cloud solutions</text:span></text:p>
          </draw:text-box>
        </draw:frame>
        <draw:frame draw:style-name="gr3" draw:text-style-name="P4" draw:layer="layout" svg:width="2.631cm" svg:height="0.357cm" svg:x="17.717cm" svg:y="2.082cm">
          <draw:text-box>
            <text:p text:style-name="P1"><text:span text:style-name="T3">(+56) 9 5257 0855</text:span><text:span text:style-name="T4"> </text:span></text:p>
          </draw:text-box>
        </draw:frame>
        <draw:frame draw:style-name="gr3" draw:text-style-name="P4" draw:layer="layout" svg:width="3.655cm" svg:height="0.357cm" svg:x="16.711cm" svg:y="2.449cm">
          <draw:text-box>
            <text:p text:style-name="P1"><text:span text:style-name="T5">linkedin.com/in/pablo-noe</text:span></text:p>
          </draw:text-box>
        </draw:frame>
        <draw:frame draw:style-name="gr3" draw:text-style-name="P4" draw:layer="layout" svg:width="4.117cm" svg:height="0.357cm" svg:x="16.26cm" svg:y="2.812cm">
          <draw:text-box>
            <text:p text:style-name="P1"><text:span text:style-name="T5">pablo.arroyo.noe@gmail.com</text:span></text:p>
          </draw:text-box>
        </draw:frame>
        <draw:frame draw:style-name="gr4" draw:text-style-name="P5" draw:layer="layout" svg:width="2.517cm" svg:height="0.437cm" svg:x="17.84cm" svg:y="3.201cm">
          <draw:text-box>
            <text:p text:style-name="P1"><text:span text:style-name="T6">pablonoe.com</text:span></text:p>
          </draw:text-box>
        </draw:frame>
        <draw:frame draw:style-name="gr5" draw:text-style-name="P6" draw:layer="layout" svg:width="1.018cm" svg:height="0.425cm" svg:x="1.365cm" svg:y="4.374cm">
          <draw:text-box>
            <text:p text:style-name="P1"><text:span text:style-name="T7">Skills</text:span></text:p>
          </draw:text-box>
        </draw:frame>
        <draw:frame draw:style-name="gr6" draw:text-style-name="P7" draw:layer="layout" svg:width="0.211cm" svg:height="0.238cm" svg:x="1.365cm" svg:y="4.80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8.181cm" svg:height="0.357cm" svg:x="2.443cm" svg:y="4.85cm">
          <draw:text-box>
            <text:p text:style-name="P1"><text:span text:style-name="T9">Ruby, JavaScript, SQL, HTML, CSS, TypeScript, C#, Python</text:span></text:p>
          </draw:text-box>
        </draw:frame>
        <draw:frame draw:style-name="gr3" draw:text-style-name="P4" draw:layer="layout" svg:width="17.012cm" svg:height="0.357cm" svg:x="2.443cm" svg:y="5.214cm">
          <draw:text-box>
            <text:p text:style-name="P1"><text:span text:style-name="T9">Ruby on Rails, AWS, GCP, React, Svelte, GIT, Docker, Kubernetes, Linux, Node.js, VSCode, Jira, RSpec, Heroku, Postman, </text:span></text:p>
          </draw:text-box>
        </draw:frame>
        <draw:frame draw:style-name="gr3" draw:text-style-name="P4" draw:layer="layout" svg:width="5.692cm" svg:height="0.357cm" svg:x="2.443cm" svg:y="5.58cm">
          <draw:text-box>
            <text:p text:style-name="P1"><text:span text:style-name="T9">Cypress, Stripe, Sentry, Sidekiq, Unity3d</text:span></text:p>
          </draw:text-box>
        </draw:frame>
        <draw:frame draw:style-name="gr6" draw:text-style-name="P7" draw:layer="layout" svg:width="0.211cm" svg:height="0.238cm" svg:x="1.365cm" svg:y="6.142cm">
          <draw:text-box>
            <text:p text:style-name="P1"><text:span text:style-name="T10"><text:s/></text:span></text:p>
          </draw:text-box>
        </draw:frame>
        <draw:frame draw:style-name="gr5" draw:text-style-name="P6" draw:layer="layout" svg:width="2.021cm" svg:height="0.425cm" svg:x="1.365cm" svg:y="6.424cm">
          <draw:text-box>
            <text:p text:style-name="P1"><text:span text:style-name="T7">Experience</text:span></text:p>
          </draw:text-box>
        </draw:frame>
        <draw:frame draw:style-name="gr6" draw:text-style-name="P7" draw:layer="layout" svg:width="0.211cm" svg:height="0.238cm" svg:x="1.365cm" svg:y="6.851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7.055cm" svg:height="0.425cm" svg:x="1.365cm" svg:y="7.158cm">
          <draw:text-box>
            <text:p text:style-name="P1"><text:span text:style-name="T11">Senior Full Stack Software Engineer </text:span><text:span text:style-name="T12">at</text:span></text:p>
          </draw:text-box>
        </draw:frame>
        <draw:frame draw:style-name="gr5" draw:text-style-name="P6" draw:layer="layout" svg:width="2.382cm" svg:height="0.475cm" svg:x="8.322cm" svg:y="7.102cm">
          <draw:text-box>
            <text:p text:style-name="P1"><text:span text:style-name="T13"><text:s/></text:span><text:span text:style-name="T13">ResortPass</text:span></text:p>
          </draw:text-box>
        </draw:frame>
        <draw:frame draw:style-name="gr6" draw:text-style-name="P7" draw:layer="layout" svg:width="0.211cm" svg:height="0.238cm" svg:x="1.52cm" svg:y="7.58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4.582cm" svg:height="0.395cm" svg:x="1.52cm" svg:y="7.834cm">
          <draw:text-box>
            <text:p text:style-name="P1"><text:span text:style-name="T14">· Leading the development and architecture design of several new features for our products</text:span></text:p>
          </draw:text-box>
        </draw:frame>
        <draw:frame draw:style-name="gr2" draw:text-style-name="P3" draw:layer="layout" svg:width="17.608cm" svg:height="0.395cm" svg:x="1.52cm" svg:y="8.24cm">
          <draw:text-box>
            <text:p text:style-name="P1"><text:span text:style-name="T14">· Improving applications by identifying issues, implementing ad-hoc design patterns and improving data models</text:span></text:p>
          </draw:text-box>
        </draw:frame>
        <draw:frame draw:style-name="gr2" draw:text-style-name="P3" draw:layer="layout" svg:width="7.461cm" svg:height="0.395cm" svg:x="1.52cm" svg:y="8.646cm">
          <draw:text-box>
            <text:p text:style-name="P1"><text:span text:style-name="T14">· Working with product team and internal users</text:span></text:p>
          </draw:text-box>
        </draw:frame>
        <draw:frame draw:style-name="gr2" draw:text-style-name="P3" draw:layer="layout" svg:width="10.907cm" svg:height="0.395cm" svg:x="1.52cm" svg:y="9.052cm">
          <draw:text-box>
            <text:p text:style-name="P1"><text:span text:style-name="T14"><text:s/></text:span><text:span text:style-name="T14">to identify opportunities and recommend solutions and action items</text:span></text:p>
          </draw:text-box>
        </draw:frame>
        <draw:frame draw:style-name="gr2" draw:text-style-name="P3" draw:layer="layout" svg:width="12.287cm" svg:height="0.395cm" svg:x="1.52cm" svg:y="9.457cm">
          <draw:text-box>
            <text:p text:style-name="P1"><text:span text:style-name="T14">· Conducting technical interviews for US and Latin American based candidates</text:span></text:p>
          </draw:text-box>
        </draw:frame>
        <draw:frame draw:style-name="gr2" draw:text-style-name="P3" draw:layer="layout" svg:width="17.054cm" svg:height="0.395cm" svg:x="1.52cm" svg:y="9.863cm">
          <draw:text-box>
            <text:p text:style-name="P1"><text:span text:style-name="T14">· Safeguarding essential best practices by proposing and unifying engineering strategies through meetings, </text:span></text:p>
          </draw:text-box>
        </draw:frame>
        <draw:frame draw:style-name="gr2" draw:text-style-name="P3" draw:layer="layout" svg:width="7.118cm" svg:height="0.395cm" svg:x="1.52cm" svg:y="10.269cm">
          <draw:text-box>
            <text:p text:style-name="P1"><text:span text:style-name="T14">pair-programming sessions and code reviews</text:span></text:p>
          </draw:text-box>
        </draw:frame>
        <draw:frame draw:style-name="gr2" draw:text-style-name="P3" draw:layer="layout" svg:width="9.739cm" svg:height="0.395cm" svg:x="1.52cm" svg:y="10.674cm">
          <draw:text-box>
            <text:p text:style-name="P1"><text:span text:style-name="T14">· Collaborating on strategies for scaling the engineering team</text:span></text:p>
          </draw:text-box>
        </draw:frame>
        <draw:frame draw:style-name="gr2" draw:text-style-name="P3" draw:layer="layout" svg:width="16.173cm" svg:height="0.395cm" svg:x="1.52cm" svg:y="11.08cm">
          <draw:text-box>
            <text:p text:style-name="P1"><text:span text:style-name="T14">· Optimizing queries and logic on modules for faster performance of live services and background jobs</text:span></text:p>
          </draw:text-box>
        </draw:frame>
        <draw:frame draw:style-name="gr6" draw:text-style-name="P7" draw:layer="layout" svg:width="0.211cm" svg:height="0.238cm" svg:x="1.365cm" svg:y="11.483cm">
          <draw:text-box>
            <text:p text:style-name="P1"><text:span text:style-name="T15"><text:s/></text:span></text:p>
          </draw:text-box>
        </draw:frame>
        <draw:frame draw:style-name="gr7" draw:text-style-name="P8" draw:layer="layout" svg:width="4.269cm" svg:height="0.319cm" svg:x="16.147cm" svg:y="11.728cm">
          <draw:text-box>
            <text:p text:style-name="P1"><text:span text:style-name="T16">August 2020 – Present · 2 yr 1 mos</text:span></text:p>
          </draw:text-box>
        </draw:frame>
        <draw:frame draw:style-name="gr6" draw:text-style-name="P7" draw:layer="layout" svg:width="0.211cm" svg:height="0.238cm" svg:x="1.365cm" svg:y="12.051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7.229cm" svg:height="0.425cm" svg:x="1.365cm" svg:y="12.358cm">
          <draw:text-box>
            <text:p text:style-name="P1"><text:span text:style-name="T11">Senior Full Stack Software Developer </text:span><text:span text:style-name="T12">at</text:span></text:p>
          </draw:text-box>
        </draw:frame>
        <draw:frame draw:style-name="gr5" draw:text-style-name="P6" draw:layer="layout" svg:width="4.583cm" svg:height="0.475cm" svg:x="8.467cm" svg:y="12.302cm">
          <draw:text-box>
            <text:p text:style-name="P1"><text:span text:style-name="T18"><text:s/></text:span><text:span text:style-name="T19">Great Place To Work®</text:span></text:p>
          </draw:text-box>
        </draw:frame>
        <draw:frame draw:style-name="gr6" draw:text-style-name="P7" draw:layer="layout" svg:width="0.211cm" svg:height="0.238cm" svg:x="1.365cm" svg:y="12.785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17.253cm" svg:height="0.395cm" svg:x="1.52cm" svg:y="13.034cm">
          <draw:text-box>
            <text:p text:style-name="P1"><text:span text:style-name="T14">· Fully designed and developed a cloud based platform for creating surveys and surveying thousands of users</text:span></text:p>
          </draw:text-box>
        </draw:frame>
        <draw:frame draw:style-name="gr2" draw:text-style-name="P3" draw:layer="layout" svg:width="17.82cm" svg:height="0.395cm" svg:x="1.52cm" svg:y="13.44cm">
          <draw:text-box>
            <text:p text:style-name="P1"><text:span text:style-name="T14">· Mounted scalable and highly available infrastructure, capable of massive traffic spikes during programmed and </text:span></text:p>
          </draw:text-box>
        </draw:frame>
        <draw:frame draw:style-name="gr2" draw:text-style-name="P3" draw:layer="layout" svg:width="3.753cm" svg:height="0.395cm" svg:x="1.52cm" svg:y="13.846cm">
          <draw:text-box>
            <text:p text:style-name="P1"><text:span text:style-name="T14">simultaneous surveying</text:span></text:p>
          </draw:text-box>
        </draw:frame>
        <draw:frame draw:style-name="gr2" draw:text-style-name="P3" draw:layer="layout" svg:width="17.693cm" svg:height="0.395cm" svg:x="1.52cm" svg:y="14.252cm">
          <draw:text-box>
            <text:p text:style-name="P1"><text:span text:style-name="T14">· Created an optimized database tool for calculating survey results, capable of clustering with multiple complex </text:span></text:p>
          </draw:text-box>
        </draw:frame>
        <draw:frame draw:style-name="gr2" draw:text-style-name="P3" draw:layer="layout" svg:width="1.831cm" svg:height="0.395cm" svg:x="1.52cm" svg:y="14.657cm">
          <draw:text-box>
            <text:p text:style-name="P1"><text:span text:style-name="T14">parameters</text:span></text:p>
          </draw:text-box>
        </draw:frame>
        <draw:frame draw:style-name="gr2" draw:text-style-name="P3" draw:layer="layout" svg:width="16.791cm" svg:height="0.395cm" svg:x="1.52cm" svg:y="15.063cm">
          <draw:text-box>
            <text:p text:style-name="P1"><text:span text:style-name="T14">· Designed and developed an API for end-to-end offline surveying, protecting results and user information</text:span></text:p>
          </draw:text-box>
        </draw:frame>
        <draw:frame draw:style-name="gr2" draw:text-style-name="P3" draw:layer="layout" svg:width="15.221cm" svg:height="0.395cm" svg:x="1.52cm" svg:y="15.469cm">
          <draw:text-box>
            <text:p text:style-name="P1"><text:span text:style-name="T14">· Responsible for supporting and guiding the development team by implementing best practices</text:span></text:p>
          </draw:text-box>
        </draw:frame>
        <draw:frame draw:style-name="gr2" draw:text-style-name="P3" draw:layer="layout" svg:width="11.915cm" svg:height="0.395cm" svg:x="1.52cm" svg:y="15.874cm">
          <draw:text-box>
            <text:p text:style-name="P1"><text:span text:style-name="T14">· Designed software Architecture for easy interoperability and expansibility</text:span></text:p>
          </draw:text-box>
        </draw:frame>
        <draw:frame draw:style-name="gr2" draw:text-style-name="P3" draw:layer="layout" svg:width="7.948cm" svg:height="0.395cm" svg:x="1.52cm" svg:y="16.28cm">
          <draw:text-box>
            <text:p text:style-name="P1"><text:span text:style-name="T14">· Collaborated on digital transformation initiatives</text:span></text:p>
          </draw:text-box>
        </draw:frame>
        <draw:frame draw:style-name="gr7" draw:text-style-name="P8" draw:layer="layout" svg:width="4.748cm" svg:height="0.319cm" svg:x="15.667cm" svg:y="16.684cm">
          <draw:text-box>
            <text:p text:style-name="P1"><text:span text:style-name="T16">March 2019 - August 2020 · 1 yr 6 mos</text:span></text:p>
          </draw:text-box>
        </draw:frame>
        <draw:frame draw:style-name="gr2" draw:text-style-name="P3" draw:layer="layout" svg:width="3.859cm" svg:height="0.352cm" svg:x="1.365cm" svg:y="17.463cm">
          <draw:text-box>
            <text:p text:style-name="P1"><text:span text:style-name="T20">Technical Project Lead </text:span><text:span text:style-name="T21">at</text:span></text:p>
          </draw:text-box>
        </draw:frame>
        <draw:frame draw:style-name="gr2" draw:text-style-name="P3" draw:layer="layout" svg:width="2.813cm" svg:height="0.395cm" svg:x="5.147cm" svg:y="17.416cm">
          <draw:text-box>
            <text:p text:style-name="P1"><text:span text:style-name="T22"><text:s/></text:span><text:span text:style-name="T23">OutdoorIndex.cl</text:span></text:p>
          </draw:text-box>
        </draw:frame>
        <draw:frame draw:style-name="gr6" draw:text-style-name="P7" draw:layer="layout" svg:width="0.211cm" svg:height="0.238cm" svg:x="1.365cm" svg:y="17.819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18.243cm" svg:height="0.357cm" svg:x="1.365cm" svg:y="18.066cm">
          <draw:text-box>
            <text:p text:style-name="P1"><text:span text:style-name="T3">OutdoorIndex's founders commissioned me with the development and deployment of a web marketplace application. With the </text:span></text:p>
          </draw:text-box>
        </draw:frame>
        <draw:frame draw:style-name="gr3" draw:text-style-name="P4" draw:layer="layout" svg:width="18.866cm" svg:height="0.357cm" svg:x="1.365cm" svg:y="18.433cm">
          <draw:text-box>
            <text:p text:style-name="P1"><text:span text:style-name="T3">support of a team of designers, we conceptualized the first MVP. After our first iteration, I was not only working as a developer, but </text:span></text:p>
          </draw:text-box>
        </draw:frame>
        <draw:frame draw:style-name="gr3" draw:text-style-name="P4" draw:layer="layout" svg:width="13.832cm" svg:height="0.357cm" svg:x="1.365cm" svg:y="18.796cm">
          <draw:text-box>
            <text:p text:style-name="P1"><text:span text:style-name="T3">as a technical leader, providing technical knowledge and collaborating actively with the business.</text:span></text:p>
          </draw:text-box>
        </draw:frame>
        <draw:frame draw:style-name="gr8" draw:text-style-name="P9" draw:layer="layout" svg:width="3.998cm" svg:height="0.277cm" svg:x="16.379cm" svg:y="19.162cm">
          <draw:text-box>
            <text:p text:style-name="P1"><text:span text:style-name="T24">October 2017 – Jan 2020 · 2 yr 4 mos</text:span></text:p>
          </draw:text-box>
        </draw:frame>
        <draw:frame draw:style-name="gr2" draw:text-style-name="P3" draw:layer="layout" svg:width="4.65cm" svg:height="0.352cm" svg:x="1.365cm" svg:y="19.992cm">
          <draw:text-box>
            <text:p text:style-name="P1"><text:span text:style-name="T20">Software Solutions Provider </text:span><text:span text:style-name="T21">as</text:span></text:p>
          </draw:text-box>
        </draw:frame>
        <draw:frame draw:style-name="gr2" draw:text-style-name="P3" draw:layer="layout" svg:width="1.886cm" svg:height="0.395cm" svg:x="5.937cm" svg:y="19.945cm">
          <draw:text-box>
            <text:p text:style-name="P1"><text:span text:style-name="T22"><text:s/></text:span><text:span text:style-name="T25">Freelancer</text:span></text:p>
          </draw:text-box>
        </draw:frame>
        <draw:frame draw:style-name="gr6" draw:text-style-name="P7" draw:layer="layout" svg:width="0.211cm" svg:height="0.238cm" svg:x="1.365cm" svg:y="20.35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8.044cm" svg:height="0.357cm" svg:x="1.365cm" svg:y="20.599cm">
          <draw:text-box>
            <text:p text:style-name="P1"><text:span text:style-name="T3">Projects included developing complex web platforms built with Ruby On Rails, solving infrastructure problems in AWS or GCP, </text:span></text:p>
          </draw:text-box>
        </draw:frame>
        <draw:frame draw:style-name="gr3" draw:text-style-name="P4" draw:layer="layout" svg:width="16.58cm" svg:height="0.357cm" svg:x="1.365cm" svg:y="20.962cm">
          <draw:text-box>
            <text:p text:style-name="P1"><text:span text:style-name="T3">building e-commerce sites with Shopify and Spree, creating websites with React or vanilla HTML/CSS, among others.</text:span></text:p>
          </draw:text-box>
        </draw:frame>
        <draw:frame draw:style-name="gr6" draw:text-style-name="P7" draw:layer="layout" svg:width="0.211cm" svg:height="0.238cm" svg:x="1.365cm" svg:y="21.326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0.352cm" svg:height="0.395cm" svg:x="16.372cm" svg:y="21.572cm">
          <draw:text-box>
            <text:p text:style-name="P1"><text:span text:style-name="T14"><text:s text:c="2"/></text:span></text:p>
          </draw:text-box>
        </draw:frame>
        <draw:frame draw:style-name="gr8" draw:text-style-name="P9" draw:layer="layout" svg:width="3.799cm" svg:height="0.277cm" svg:x="16.535cm" svg:y="21.67cm">
          <draw:text-box>
            <text:p text:style-name="P1"><text:span text:style-name="T24">July 2014 - March 2020 · 4 yr 9 mos</text:span></text:p>
          </draw:text-box>
        </draw:frame>
        <draw:frame draw:style-name="gr6" draw:text-style-name="P7" draw:layer="layout" svg:width="0.211cm" svg:height="0.238cm" svg:x="1.365cm" svg:y="21.975cm">
          <draw:text-box>
            <text:p text:style-name="P1"><text:span text:style-name="T26"><text:s/></text:span></text:p>
          </draw:text-box>
        </draw:frame>
        <draw:frame draw:style-name="gr5" draw:text-style-name="P6" draw:layer="layout" svg:width="1.869cm" svg:height="0.425cm" svg:x="1.365cm" svg:y="22.253cm">
          <draw:text-box>
            <text:p text:style-name="P1"><text:span text:style-name="T7">Education</text:span></text:p>
          </draw:text-box>
        </draw:frame>
        <draw:frame draw:style-name="gr2" draw:text-style-name="P3" draw:layer="layout" svg:width="6.856cm" svg:height="0.395cm" svg:x="2.498cm" svg:y="23.074cm">
          <draw:text-box>
            <text:p text:style-name="P1"><text:span text:style-name="T27">Universidad Técnica Federico Santa María</text:span></text:p>
          </draw:text-box>
        </draw:frame>
        <draw:frame draw:style-name="gr2" draw:text-style-name="P3" draw:layer="layout" svg:width="3.605cm" svg:height="0.395cm" svg:x="11.381cm" svg:y="23.074cm">
          <draw:text-box>
            <text:p text:style-name="P1"><text:span text:style-name="T28">Industrial Engineering</text:span></text:p>
          </draw:text-box>
        </draw:frame>
        <draw:frame draw:style-name="gr8" draw:text-style-name="P9" draw:layer="layout" svg:width="1.412cm" svg:height="0.277cm" svg:x="17.565cm" svg:y="23.173cm">
          <draw:text-box>
            <text:p text:style-name="P1"><text:span text:style-name="T24">2009 <text:s/>- <text:s/>2014</text:span></text:p>
          </draw:text-box>
        </draw:frame>
        <draw:frame draw:style-name="gr2" draw:text-style-name="P3" draw:layer="layout" svg:width="6.462cm" svg:height="0.395cm" svg:x="2.498cm" svg:y="23.759cm">
          <draw:text-box>
            <text:p text:style-name="P1"><text:span text:style-name="T27">Pontificia Universidad Católica de Chile</text:span></text:p>
          </draw:text-box>
        </draw:frame>
        <draw:frame draw:style-name="gr2" draw:text-style-name="P3" draw:layer="layout" svg:width="3.452cm" svg:height="0.395cm" svg:x="11.469cm" svg:y="23.759cm">
          <draw:text-box>
            <text:p text:style-name="P1"><text:span text:style-name="T28">Agricultural Sciences</text:span></text:p>
          </draw:text-box>
        </draw:frame>
        <draw:frame draw:style-name="gr8" draw:text-style-name="P9" draw:layer="layout" svg:width="1.412cm" svg:height="0.277cm" svg:x="17.565cm" svg:y="23.858cm">
          <draw:text-box>
            <text:p text:style-name="P1"><text:span text:style-name="T24">2007 <text:s/>- <text:s/>2008</text:span></text:p>
          </draw:text-box>
        </draw:frame>
        <draw:frame draw:style-name="gr2" draw:text-style-name="P3" draw:layer="layout" svg:width="6.602cm" svg:height="0.395cm" svg:x="2.498cm" svg:y="24.44cm">
          <draw:text-box>
            <text:p text:style-name="P1"><text:span text:style-name="T27">Fundación Educacional Santiago College</text:span></text:p>
          </draw:text-box>
        </draw:frame>
        <draw:frame draw:style-name="gr9" draw:text-style-name="P10" draw:layer="layout" svg:width="4.913cm" svg:height="0.789cm" svg:x="10.825cm" svg:y="24.452cm">
          <draw:text-box>
            <text:p text:style-name="P1"><text:span text:style-name="T28">International Baccalaureate®</text:span></text:p>
          </draw:text-box>
        </draw:frame>
        <draw:frame draw:style-name="gr8" draw:text-style-name="P9" draw:layer="layout" svg:width="1.412cm" svg:height="0.277cm" svg:x="17.565cm" svg:y="24.538cm">
          <draw:text-box>
            <text:p text:style-name="P1"><text:span text:style-name="T24">1992 <text:s/>- <text:s/>200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1" svg:font-family="FreeSerif"/>
    <style:font-face style:name="Ubuntu1" svg:font-family="Ubuntu"/>
    <style:font-face style:name="DejaVu Sans1" svg:font-family="'DejaVu Sans'" style:font-pitch="variable"/>
    <style:font-face style:name="FreeSerif" svg:font-family="FreeSerif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8T19:31:31.855932272</dc:date>
    <meta:editing-duration>PT2M35S</meta:editing-duration>
    <meta:editing-cycles>1</meta:editing-cycles>
    <meta:document-statistic meta:object-count="69"/>
    <meta:generator>LibreOffice/6.4.7.2$Linux_X86_64 LibreOffice_project/40$Build-2</meta:generator>
  </office:meta>
</office:document-meta>
</file>